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280000051445DEABC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3.99cm" style:type="center"/>
          <style:tab-stop style:position="12.943cm" style:type="center"/>
        </style:tab-stops>
      </style:paragraph-properties>
      <style:text-properties officeooo:paragraph-rsid="00154374"/>
    </style:style>
    <style:style style:name="T1" style:family="text">
      <style:text-properties officeooo:rsid="00154374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text:tab/><draw:frame draw:style-name="fr1" draw:name="grafika1" text:anchor-type="as-char" svg:width="4.503cm" svg:height="5.503cm" draw:z-index="0"><draw:image xlink:href="Pictures/10000000000004280000051445DEABC9.png" xlink:type="simple" xlink:show="embed" xlink:actuate="onLoad"/></draw:frame><text:tab/><draw:frame draw:style-name="fr2" draw:name="grafika2" text:anchor-type="as-char" svg:width="4.503cm" svg:height="5.503cm" draw:z-index="1"><draw:image xlink:href="Pictures/10000000000004280000051445DEABC9.png" xlink:type="simple" xlink:show="embed" xlink:actuate="onLoad"/></draw:frame></text:p>
      <text:p text:style-name="P1"/>
      <text:p text:style-name="P1"><text:tab/><text:span text:style-name="T1">45 x 55 mm<text:tab/>45 x55 mm</text:span></text:p>
      <text:p text:style-name="P1"/>
      <text:p text:style-name="P1"/>
      <text:p text:style-name="P1"/>
      <text:p text:style-name="P1"/>
      <text:p text:style-name="P1"/>
      <text:p text:style-name="P1"><text:tab/><draw:frame draw:style-name="fr1" draw:name="grafika3" text:anchor-type="as-char" svg:width="4.503cm" svg:height="5.503cm" draw:z-index="2"><draw:image xlink:href="Pictures/10000000000004280000051445DEABC9.png" xlink:type="simple" xlink:show="embed" xlink:actuate="onLoad"/></draw:frame><text:tab/><draw:frame draw:style-name="fr2" draw:name="grafika4" text:anchor-type="as-char" svg:width="4.503cm" svg:height="5.503cm" draw:z-index="3"><draw:image xlink:href="Pictures/10000000000004280000051445DEABC9.png" xlink:type="simple" xlink:show="embed" xlink:actuate="onLoad"/></draw:frame></text:p>
      <text:p text:style-name="P1"/>
      <text:p text:style-name="P1"><text:tab/><text:span text:style-name="T1">45 x 55 mm<text:tab/>45 x55 mm</text:span></text:p>
      <text:p text:style-name="P1"/>
      <text:p text:style-name="P1"/>
      <text:p text:style-name="P1"/>
      <text:p text:style-name="P1"/>
      <text:p text:style-name="P1"/>
      <text:p text:style-name="P1"><text:tab/><draw:frame draw:style-name="fr1" draw:name="grafika5" text:anchor-type="as-char" svg:width="4.503cm" svg:height="5.503cm" draw:z-index="4"><draw:image xlink:href="Pictures/10000000000004280000051445DEABC9.png" xlink:type="simple" xlink:show="embed" xlink:actuate="onLoad"/></draw:frame><text:tab/><draw:frame draw:style-name="fr2" draw:name="grafika6" text:anchor-type="as-char" svg:width="4.503cm" svg:height="5.503cm" draw:z-index="5"><draw:image xlink:href="Pictures/10000000000004280000051445DEABC9.png" xlink:type="simple" xlink:show="embed" xlink:actuate="onLoad"/></draw:frame></text:p>
      <text:p text:style-name="P1"/>
      <text:p text:style-name="P1"><text:tab/><text:span text:style-name="T1">45 x 55 mm<text:tab/>45 x55 m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5T15:20:03.45</meta:creation-date>
    <dc:date>2014-09-05T15:25:15.63</dc:date>
    <meta:editing-duration>P0D</meta:editing-duration>
    <meta:editing-cycles>1</meta:editing-cycles>
    <meta:document-statistic meta:table-count="0" meta:image-count="6" meta:object-count="0" meta:page-count="1" meta:paragraph-count="6" meta:word-count="21" meta:character-count="75" meta:non-whitespace-character-count="42"/>
    <meta:generator>LibreOffice/3.6$Windows_x86 LibreOffice_project/2ef5aff-a6fb0ff-166bdff-cf087ad-0f1389</meta:generator>
  </office:meta>
</office:document-meta>
</file>